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Segoe UI" style:font-name-asian="Segoe UI" style:font-name-complex="Segoe UI" fo:color="#1F2328"/>
    </style:style>
  </office:automatic-styles>
  <office:body>
    <office:text text:use-soft-page-breaks="true">
      <text:p text:style-name="P1"><text:span text:style-name="T2">"Aquel que es valiente es libre“ ~ Séneca &amp; "El hombre es libre si sólo tiene que obedecer a las leyes y no a las personas" ~ Friedrich August von Hayek --&gt; "Aquel que es valiente, no obedece a nadie más que a sí mismo"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erni ml</meta:initial-creator>
    <dc:creator>berni ml</dc:creator>
    <meta:creation-date>2024-11-29T08:59:00Z</meta:creation-date>
    <dc:date>2024-11-29T08:59:00Z</dc:date>
    <meta:template xlink:href="Normal.dotm" xlink:type="simple"/>
    <meta:editing-cycles>1</meta:editing-cycles>
    <meta:editing-duration>PT0S</meta:editing-duration>
    <meta:document-statistic meta:page-count="1" meta:paragraph-count="1" meta:word-count="34" meta:character-count="220" meta:row-count="1" meta:non-whitespace-character-count="187"/>
  </office:meta>
</office:document-meta>
</file>